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Footnote">
      <style:text-properties officeooo:paragraph-rsid="0e83c34e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955231"/>
    </style:style>
    <style:style style:name="P80" style:family="paragraph" style:parent-style-name="Footnote">
      <style:text-properties officeooo:paragraph-rsid="0ea78533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/>
    </style:style>
    <style:style style:name="T196" style:family="text">
      <style:text-properties fo:color="#000000" loext:opacity="100%" style:text-line-through-style="none" style:text-line-through-type="none" style:text-underline-style="none" officeooo:rsid="0aabd8f8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2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officeooo:rsid="004804ae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officeooo:rsid="047da547"/>
    </style:style>
    <style:style style:name="T2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" fo:font-size="12pt" style:font-size-asian="12pt" style:font-size-complex="12pt"/>
    </style:style>
    <style:style style:name="T313" style:family="text">
      <style:text-properties officeooo:rsid="04473353"/>
    </style:style>
    <style:style style:name="T31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7" style:family="text">
      <style:text-properties officeooo:rsid="0aace3cd"/>
    </style:style>
    <style:style style:name="T318" style:family="text">
      <style:text-properties officeooo:rsid="0b952edb"/>
    </style:style>
    <style:style style:name="T319" style:family="text">
      <style:text-properties fo:font-size="8pt" style:font-size-asian="8pt" style:font-size-complex="8pt" loext:padding="0.049cm" loext:border="0.31pt solid #000000"/>
    </style:style>
    <style:style style:name="T320" style:family="text">
      <style:text-properties officeooo:rsid="0394a435"/>
    </style:style>
    <style:style style:name="T321" style:family="text">
      <style:text-properties officeooo:rsid="0be4091b"/>
    </style:style>
    <style:style style:name="T322" style:family="text">
      <style:text-properties officeooo:rsid="0cf7e116"/>
    </style:style>
    <style:style style:name="T323" style:family="text">
      <style:text-properties officeooo:rsid="0de11971"/>
    </style:style>
    <style:style style:name="T324" style:family="text">
      <style:text-properties style:font-name="Liberation Sans"/>
    </style:style>
    <style:style style:name="T325" style:family="text">
      <style:text-properties style:font-name="Liberation Sans" fo:font-size="12pt"/>
    </style:style>
    <style:style style:name="T32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3" style:family="text">
      <style:text-properties style:font-name="Liberation Sans" fo:font-size="12pt" fo:font-style="normal" officeooo:rsid="00bddfbe" style:font-size-asian="12pt" style:font-size-complex="12pt"/>
    </style:style>
    <style:style style:name="T334" style:family="text">
      <style:text-properties style:font-name="Liberation Sans" fo:font-size="12pt" officeooo:rsid="047da547" style:font-size-asian="12pt"/>
    </style:style>
    <style:style style:name="T335" style:family="text">
      <style:text-properties style:font-name="Liberation Sans" fo:font-size="12pt" style:font-size-asian="12pt" style:font-size-complex="12pt"/>
    </style:style>
    <style:style style:name="T336" style:family="text">
      <style:text-properties style:font-name="Liberation Sans" fo:font-size="12pt" officeooo:rsid="01657261" style:font-size-asian="12pt" style:font-size-complex="12pt"/>
    </style:style>
    <style:style style:name="T337" style:family="text">
      <style:text-properties style:font-name="Liberation Sans" fo:font-size="12pt" officeooo:rsid="00bddfbe" style:font-size-asian="12pt" style:font-size-complex="12pt"/>
    </style:style>
    <style:style style:name="T338" style:family="text">
      <style:text-properties style:font-name="Liberation Sans" fo:font-size="12pt" officeooo:rsid="0d1ec96e" style:font-size-asian="12pt" style:font-size-complex="12pt"/>
    </style:style>
    <style:style style:name="T339" style:family="text">
      <style:text-properties style:font-name="Liberation Sans" officeooo:rsid="047fb57c"/>
    </style:style>
    <style:style style:name="T340" style:family="text">
      <style:text-properties style:font-name="Liberation Sans" officeooo:rsid="047da547"/>
    </style:style>
    <style:style style:name="T341" style:family="text">
      <style:text-properties officeooo:rsid="01657261" style:font-size-complex="12pt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officeooo:rsid="0e5635a7"/>
    </style:style>
    <style:style style:name="T344" style:family="text">
      <style:text-properties officeooo:rsid="0e56c5f4"/>
    </style:style>
    <style:style style:name="T345" style:family="text">
      <style:text-properties officeooo:rsid="0e5e443a"/>
    </style:style>
    <style:style style:name="T346" style:family="text">
      <style:text-properties officeooo:rsid="0e633903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Strong_20_Emphasis"><text:span text:style-name="T221">C</text:span></text:span><text:span text:style-name="Strong_20_Emphasis"><text:span text:style-name="T220">hecklist voor </text:span></text:span><text:span text:style-name="Strong_20_Emphasis"><text:span text:style-name="T222">de installatie</text:span></text:span><text:span text:style-name="Strong_20_Emphasis"><text:span text:style-name="T220"> van </text:span></text:span><text:reference-mark-start text:name="Distributie"/><text:span text:style-name="Strong_20_Emphasis"><text:span text:style-name="T223">Ubuntu</text:span></text:span><text:reference-mark-end text:name="Distributie"/><text:span text:style-name="Strong_20_Emphasis"><text:span text:style-name="T223"> </text:span></text:span><text:reference-mark-start text:name="Versie"/><text:span text:style-name="Strong_20_Emphasis"><text:span text:style-name="T224">2</text:span></text:span><text:span text:style-name="Strong_20_Emphasis"><text:span text:style-name="T230">2</text:span></text:span><text:span text:style-name="Strong_20_Emphasis"><text:span text:style-name="T225">.04</text:span></text:span><text:reference-mark-end text:name="Versie"/><text:span text:style-name="Strong_20_Emphasis"><text:span text:style-name="T231"> </text:span></text:span><text:span text:style-name="Strong_20_Emphasis"><text:span text:style-name="T232">LTS</text:span></text:span><text:span text:style-name="Strong_20_Emphasis"><text:span text:style-name="T226"><text:note text:id="ftn1" text:note-class="footnote"><text:note-citation>1</text:note-citation><text:note-body><text:p text:style-name="P79"><text:span text:style-name="T320">Deze versie </text:span><text:span text:style-name="T320"><text:reference-ref text:reference-format="text" text:ref-name="Versie">22.04</text:reference-ref></text:span><text:span text:style-name="T321"><text:s/></text:span><text:span text:style-name="T320">is een zogenaamde LTS-versie (</text:span><text:span text:style-name="T323">LTS=</text:span><text:span text:style-name="T320">Long-Term Support, langetermijnondersteuning).<text:line-break/></text:span><text:span text:style-name="T253">Deze</text:span><text:span text:style-name="T254"> LTS-versie wordt </text:span><text:span text:style-name="T260">vanaf vrijgave (</text:span><text:span text:style-name="T259">april</text:span><text:span text:style-name="T257"> 202</text:span><text:span text:style-name="T259">2</text:span><text:span text:style-name="T260">) </text:span><text:span text:style-name="T255">vijf</text:span><text:span text:style-name="T254"> jaar ondersteund</text:span><text:span text:style-name="T256"> </text:span><text:span text:style-name="T254">(tot </text:span><text:span text:style-name="T259">april</text:span><text:span text:style-name="T253"> </text:span><text:span text:style-name="T254">202</text:span><text:span text:style-name="T259">7</text:span><text:span text:style-name="T256">)</text:span><text:span text:style-name="T258">.</text:span></text:p></text:note-body></text:note></text:span></text:span><text:span text:style-name="Strong_20_Emphasis"><text:span text:style-name="T233"> </text:span></text:span><text:reference-mark-start text:name="Editie"/><text:span text:style-name="Strong_20_Emphasis"><text:span text:style-name="T235">D</text:span></text:span><text:span text:style-name="Strong_20_Emphasis"><text:span text:style-name="T228">esktop</text:span></text:span><text:reference-mark-end text:name="Editie"/><text:span text:style-name="Strong_20_Emphasis"><text:span text:style-name="T227"> </text:span></text:span><text:span text:style-name="Strong_20_Emphasis"><text:span text:style-name="T234">(</text:span></text:span><text:span text:style-name="Strong_20_Emphasis"><text:span text:style-name="T233">Jammy Jellyfish</text:span></text:span><text:span text:style-name="Strong_20_Emphasis"><text:span text:style-name="T234">)</text:span></text:span><text:span text:style-name="Strong_20_Emphasis"><text:span text:style-name="T229">.</text:span></text:span></text:p>
      <text:p text:style-name="P9"/>
      <text:p text:style-name="P71"><text:span text:style-name="T56">Kijk op</text:span><text:span text:style-name="T220"> </text:span><text:a xlink:type="simple" xlink:href="https://karelzimmer.nl/" text:style-name="Internet_20_link" text:visited-style-name="Visited_20_Internet_20_Link"><text:span text:style-name="Internet_20_link"><text:span text:style-name="T326">karelzimmer.nl</text:span></text:span></text:a><text:span text:style-name="T220"> </text:span><text:span text:style-name="T286">voor</text:span><text:span text:style-name="T287"> </text:span><text:span text:style-name="T288">deze en andere </text:span><text:span text:style-name="T289">Linux documenten</text:span><text:span text:style-name="T88">, scripts, </text:span><text:span text:style-name="T89">en informatie</text:span><text:span text:style-name="T88">.</text:span></text:p>
      <text:p text:style-name="P10"/>
      <text:p text:style-name="P39"><text:span text:style-name="T50">D</text:span><text:span text:style-name="T49">it is een invulbare PD</text:span><text:span text:style-name="T51">F</text:span><text:span text:style-name="T49"> met tekst- en keuzevakken; </text:span><text:span text:style-name="T52">a</text:span><text:span text:style-name="T49">fdrukken is niet noodzakelijk.</text:span></text:p>
      <text:p text:style-name="P11"/>
      <text:p text:style-name="P8"><text:span text:style-name="T324">V</text:span><text:span text:style-name="T339">ul de waarden in het tekstvak achter de </text:span><text:span text:style-name="Definition"><text:span text:style-name="T334">schuingedrukte</text:span></text:span><text:span text:style-name="T324"> </text:span><text:span text:style-name="T340">woorden </text:span><text:span text:style-name="T290">(zie toelichting)</text:span><text:span text:style-name="T340">:</text:span></text:p>
      <text:p text:style-name="P2"><text:span text:style-name="Definition"><text:span text:style-name="T307">g</text:span></text:span><text:span text:style-name="Definition"><text:span text:style-name="T306">ebruiker</text:span></text:span><text:span text:style-name="Definition"><text:span text:style-name="T295"><text:tab/><text:tab/></text:span></text:span><text:span text:style-name="Definition"><text:span text:style-name="T312"> <text:tab/><text:tab/></text:span></text:span><text:span text:style-name="T296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296"><text:tab/></text:span><text:span text:style-name="T297">(</text:span><text:span text:style-name="T292">volledige naam, bijv. </text:span><text:span text:style-name="T294">J</text:span><text:span text:style-name="T311">a</text:span><text:span text:style-name="T294">n </text:span><text:span text:style-name="T311">Jansen</text:span><text:span text:style-name="T293">)</text:span></text:p>
      <text:p text:style-name="Standard"><text:span text:style-name="Definition"><text:span text:style-name="T307">g</text:span></text:span><text:span text:style-name="Definition"><text:span text:style-name="T306">ebruikersnaam</text:span></text:span><text:span text:style-name="Definition"><text:span text:style-name="T291"><text:tab/></text:span></text:span><text:span text:style-name="Definition"><text:span text:style-name="T291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291"><text:tab/></text:span></text:span><text:span text:style-name="T327">(korte naam, bijv. </text:span><text:span text:style-name="T238">j</text:span><text:span text:style-name="T239">an</text:span><text:span text:style-name="T327">)</text:span></text:p>
      <text:p text:style-name="P1"><text:span text:style-name="Definition"><text:span text:style-name="T309">c</text:span></text:span><text:span text:style-name="Definition"><text:span text:style-name="T308">omputernaam</text:span></text:span><text:span text:style-name="Definition"><text:span text:style-name="T298"><text:tab/><text:tab/></text:span></text:span><text:span text:style-name="Definition"><text:span text:style-name="T296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296"><text:tab/></text:span></text:span><text:span text:style-name="Definition"><text:span text:style-name="T299">(</text:span></text:span><text:span text:style-name="Definition"><text:span text:style-name="T300">naam van de compute</text:span></text:span><text:span text:style-name="Definition"><text:span text:style-name="T301">r, </text:span></text:span><text:span text:style-name="Definition"><text:span text:style-name="T302">bijv. </text:span></text:span><text:span text:style-name="Definition"><text:span text:style-name="T303">pc02</text:span></text:span><text:span text:style-name="Definition"><text:span text:style-name="T299">)</text:span></text:span></text:p>
      <text:p text:style-name="P1"><text:span text:style-name="Definition"><text:span text:style-name="T307">o</text:span></text:span><text:span text:style-name="Definition"><text:span text:style-name="T306">pstartmenu</text:span></text:span><text:span text:style-name="Definition"><text:span text:style-name="T296"><text:tab/><text:tab/><text:tab/></text:span></text:span><text:span text:style-name="Definition"><text:span text:style-name="T296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296"><text:tab/></text:span></text:span><text:span text:style-name="Definition"><text:span text:style-name="T299">(</text:span></text:span><text:span text:style-name="Definition"><text:span text:style-name="T300">to</text:span></text:span><text:span text:style-name="Definition"><text:span text:style-name="T304">ets voor het opstartmedium</text:span></text:span><text:span text:style-name="Definition"><text:span text:style-name="T305">)</text:span></text:span></text:p>
      <text:p text:style-name="P1"><text:span text:style-name="Definition"><text:span text:style-name="T309">i</text:span></text:span><text:span text:style-name="Definition"><text:span text:style-name="T310">nstellingen</text:span></text:span><text:span text:style-name="T299"><text:tab/><text:tab/> <text:tab/></text:span><text:span text:style-name="T299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299"><text:tab/>(</text:span><text:span text:style-name="T300">toets voor het BIOS/UEFI-scherm</text:span><text:span text:style-name="T299">)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2</text:span></text:span><text:span text:style-name="Definition"><text:span text:style-name="T353"><text:tab/></text:span></text:span><text:span text:style-name="Definition"><text:span text:style-name="T363"> <text:tab/><text:tab/></text:span></text:span><text:span text:style-name="T354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4"><text:tab/></text:span><text:span text:style-name="T355">(</text:span><text:span text:style-name="T356">volledige naam </text:span><text:span text:style-name="T357">evt. 2</text:span><text:span text:style-name="T364">e</text:span><text:span text:style-name="T357"> gebruiker</text:span><text:span text:style-name="T358">)</text:span></text:p>
      <text:p text:style-name="P72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52">2</text:span></text:span><text:span text:style-name="Definition"><text:span text:style-name="T359"><text:tab/></text:span></text:span><text:span text:style-name="Definition"><text:span text:style-name="T359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59"><text:tab/></text:span></text:span><text:span text:style-name="T360">(korte naam</text:span><text:span text:style-name="T361"> </text:span><text:span text:style-name="T362">evt. 2</text:span><text:span text:style-name="T365">e</text:span><text:span text:style-name="T362"> gebruiker</text:span><text:span text:style-name="T360">)</text:span></text:p>
      <text:p text:style-name="P3"><text:span text:style-name="T240">Vervang </text:span><text:span text:style-name="Definition"><text:span text:style-name="T329">schuingedrukte</text:span></text:span><text:span text:style-name="T240"> </text:span><text:span text:style-name="T241">woorden </text:span><text:span text:style-name="T240">in deze checklist door </text:span><text:span text:style-name="T241">boven</text:span><text:span text:style-name="T240">staande waarden.</text:span></text:p>
      <text:p text:style-name="P5"/>
      <text:p text:style-name="P5"/>
      <text:p text:style-name="P4"><text:span text:style-name="T249">Nog niet op Linux?</text:span><text:span text:style-name="T242"><text:tab/></text:span><text:span text:style-name="T246"><text:tab/></text:span><text:span text:style-name="T247">G</text:span><text:span text:style-name="T243">ebruik </text:span><text:span text:style-name="Strong_20_Emphasis"><text:span text:style-name="T250">Checklist migratie</text:span></text:span><text:span text:style-name="T243"> op </text:span><text:a xlink:type="simple" xlink:href="https://karelzimer.nl/" text:style-name="Internet_20_link" text:visited-style-name="Visited_20_Internet_20_Link"><text:span text:style-name="Internet_20_link"><text:span text:style-name="T328">karelzimmer.nl</text:span></text:span></text:a><text:span text:style-name="T244"> onder </text:span><text:span text:style-name="T248">Linux</text:span><text:span text:style-name="T245">.</text:span></text:p>
      <text:p text:style-name="P40"><text:span text:style-name="T209">Nieuwe installatie?</text:span><text:span text:style-name="T204"><text:tab/></text:span><text:span text:style-name="T206"></text:span><text:span text:style-name="T208"><text:tab/></text:span><text:span text:style-name="T207">B</text:span><text:span text:style-name="T204">egin bij hoofdstuk </text:span><text:span text:style-name="T209"><text:bookmark-ref text:reference-format="page" text:ref-name="__RefNumPara__4009_1271708128">2</text:bookmark-ref></text:span><text:span text:style-name="T204"><text:s text:c="2"/></text:span><text:span text:style-name="T210"><text:bookmark-ref text:reference-format="text" text:ref-name="__RefNumPara__4009_1271708128">Installatie uitvoeren</text:bookmark-ref></text:span><text:span text:style-name="T205">.</text:span></text:p>
      <text:p text:style-name="P23"/>
      <text:p text:style-name="P23"/>
      <text:list xml:id="list3902959749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57628781296">
          <table:table-cell table:style-name="_31_._5f_Installatie_5f_voorbereiden.A1" office:value-type="string">
            <text:p text:style-name="P53"><text:span text:style-name="Strong_20_Emphasis"><text:span text:style-name="T93"><text:s/></text:span></text:span><text:span text:style-name="Strong_20_Emphasis"><text:span text:style-name="T136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93">Aanmelden als </text:span></text:span><text:span text:style-name="Definition"><text:span text:style-name="T331">gebruike</text:span></text:span><text:span text:style-name="Definition"><text:span text:style-name="T332">r</text:span></text:span><text:span text:style-name="Strong_20_Emphasis"><text:span text:style-name="T94"><text:note text:id="ftn2" text:note-class="footnote"><text:note-citation>2</text:note-citation><text:note-body><text:p text:style-name="P68"><text:span text:style-name="User_20_Entry"><text:span text:style-name="T185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User_20_Entry"><text:span text:style-name="T194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94">.</text:span></text:span></text:p>
          </table:table-cell>
        </table:table-row>
        <table:table-row table:style-name="TableLine9445763314398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457633144272">
          <table:table-cell table:style-name="_31_._5f_Installatie_5f_voorbereiden.A1" office:value-type="string">
            <text:p text:style-name="P50"><text:span text:style-name="Strong_20_Emphasis"><text:span text:style-name="T95"><text:s/></text:span></text:span><text:span text:style-name="Strong_20_Emphasis"><text:span text:style-name="T137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5">Installeer </text:span></text:span><text:span text:style-name="Strong_20_Emphasis"><text:span text:style-name="T134">pakket kz</text:span></text:span><text:span text:style-name="Strong_20_Emphasis"><text:span text:style-name="T134"><text:note text:id="ftn3" text:note-class="footnote"><text:note-citation>3</text:note-citation><text:note-body><text:p text:style-name="P76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16">karelzimmer.nl</text:span></text:span></text:a><text:span text:style-name="Strong_20_Emphasis"><text:span text:style-name="T31">) </text:span></text:span>voor het installeren en beheren van Ubuntu.</text:p></text:note-body></text:note></text:span></text:span><text:span text:style-name="Strong_20_Emphasis"><text:span text:style-name="T134"> </text:span></text:span><text:span text:style-name="Strong_20_Emphasis"><text:span text:style-name="T96">via </text:span></text:span><text:span text:style-name="Strong_20_Emphasis"><text:span text:style-name="T104">een </text:span></text:span><text:span text:style-name="Strong_20_Emphasis"><text:span text:style-name="T110">druk op de </text:span></text:span><text:span text:style-name="Strong_20_Emphasis"><text:span text:style-name="T107">Super</text:span></text:span><text:span text:style-name="Strong_20_Emphasis"><text:span text:style-name="T110">-toets</text:span></text:span><text:span text:style-name="Strong_20_Emphasis"><text:span text:style-name="T54"><text:note text:id="ftn4" text:note-class="footnote"><text:note-citation>4</text:note-citation><text:note-body><text:p text:style-name="P67"><text:span text:style-name="T203">D</text:span>e <text:span text:style-name="T319">Super</text:span>-toets <text:span text:style-name="T203">is </text:span>de Windows<text:span text:style-name="T322">-</text:span><text:span text:style-name="T318">toets</text:span>, <text:span text:style-name="T322">C</text:span>ommand-<text:span text:style-name="T318">toets</text:span>, of <text:span text:style-name="T322">V</text:span>ergrootglas-toets.</text:p></text:note-body></text:note></text:span></text:span><text:span text:style-name="Strong_20_Emphasis"><text:span text:style-name="T104">, </text:span></text:span><text:span text:style-name="Strong_20_Emphasis"><text:span text:style-name="T117">t</text:span></text:span><text:span text:style-name="Strong_20_Emphasis"><text:span text:style-name="T109">yp </text:span></text:span><text:span text:style-name="Strong_20_Emphasis"><text:span text:style-name="T159">ter</text:span></text:span><text:span text:style-name="Strong_20_Emphasis"><text:span text:style-name="T160">m</text:span></text:span><text:span text:style-name="Strong_20_Emphasis"><text:span text:style-name="T98"> </text:span></text:span><text:span text:style-name="Strong_20_Emphasis"><text:span text:style-name="T118">e</text:span></text:span><text:span text:style-name="Strong_20_Emphasis"><text:span text:style-name="T96">n </text:span></text:span><text:span text:style-name="Strong_20_Emphasis"><text:span text:style-name="T112">k</text:span></text:span><text:span text:style-name="Strong_20_Emphasis"><text:span text:style-name="T96">lik op het pictogram van </text:span></text:span><text:span text:style-name="Strong_20_Emphasis"><text:span text:style-name="T161">Terminalvenster</text:span></text:span><text:span text:style-name="Strong_20_Emphasis"><text:span text:style-name="T98">.</text:span></text:span></text:p>
          </table:table-cell>
        </table:table-row>
        <table:table-row table:style-name="TableLine94457633027840">
          <table:table-cell table:style-name="_31_._5f_Installatie_5f_voorbereiden.A1" office:value-type="string">
            <text:p text:style-name="P59"><text:span text:style-name="Strong_20_Emphasis"><text:span text:style-name="T95"/></text:span></text:p>
          </table:table-cell>
          <table:table-cell table:style-name="_31_._5f_Installatie_5f_voorbereiden.A1" office:value-type="string">
            <text:p text:style-name="P52"><text:span text:style-name="T335">Typ</text:span><text:span text:style-name="Strong_20_Emphasis"><text:span text:style-name="T99">, of </text:span></text:span><text:span text:style-name="Strong_20_Emphasis"><text:span text:style-name="T98">kopieer en plak, de</text:span></text:span><text:span text:style-name="Strong_20_Emphasis"><text:span text:style-name="T100">z</text:span></text:span><text:span text:style-name="Strong_20_Emphasis"><text:span text:style-name="T98">e </text:span></text:span><text:span text:style-name="Strong_20_Emphasis"><text:span text:style-name="T101">twee </text:span></text:span><text:span text:style-name="Strong_20_Emphasis"><text:span text:style-name="T98">opdrachten, ieder gevolgd door de </text:span></text:span><text:span text:style-name="Strong_20_Emphasis"><text:span text:style-name="T97">Enter</text:span></text:span><text:span text:style-name="Strong_20_Emphasis"><text:span text:style-name="T96">-toets:<text:line-break/></text:span></text:span><text:span text:style-name="User_20_Entry"><text:span text:style-name="T47">wget karelzimmer.nl/</text:span></text:span><text:span text:style-name="User_20_Entry"><text:span text:style-name="T48">kz</text:span></text:span><text:span text:style-name="User_20_Entry"><text:span text:style-name="T47"><text:line-break/>bash </text:span></text:span><text:span text:style-name="User_20_Entry"><text:span text:style-name="T48">kz</text:span></text:span></text:p>
          </table:table-cell>
        </table:table-row>
        <table:table-row table:style-name="TableLine9445763309236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35">V</text:span><text:span text:style-name="Strong_20_Emphasis"><text:span text:style-name="T102">olg </text:span></text:span><text:span text:style-name="Strong_20_Emphasis"><text:span text:style-name="T103">de aanwijzingen op het scherm.</text:span></text:span></text:p>
          </table:table-cell>
        </table:table-row>
        <table:table-row table:style-name="TableLine9445763307011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57633019344">
          <table:table-cell table:style-name="_31_._5f_Installatie_5f_voorbereiden.A1" office:value-type="string">
            <text:p text:style-name="P50"><text:span text:style-name="Strong_20_Emphasis"><text:span text:style-name="T95"><text:s/></text:span></text:span><text:span text:style-name="Strong_20_Emphasis"><text:span text:style-name="Strong_20_Emphasis"><text:span text:style-name="T137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04">Bereid de installatie voor </text:span></text:span><text:span text:style-name="Strong_20_Emphasis"><text:span text:style-name="T96">via </text:span></text:span><text:span text:style-name="Strong_20_Emphasis"><text:span text:style-name="T104">een </text:span></text:span><text:span text:style-name="Strong_20_Emphasis"><text:span text:style-name="T105">druk </text:span></text:span><text:span text:style-name="Strong_20_Emphasis"><text:span text:style-name="T106">op de </text:span></text:span><text:span text:style-name="Strong_20_Emphasis"><text:span text:style-name="T107">Super</text:span></text:span><text:span text:style-name="Strong_20_Emphasis"><text:span text:style-name="T106">-toets</text:span></text:span><text:span text:style-name="Strong_20_Emphasis"><text:span text:style-name="T55"><text:note-ref text:note-class="footnote" text:reference-format="text" text:ref-name="ftn4">4</text:note-ref>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109">yp </text:span></text:span><text:span text:style-name="Strong_20_Emphasis"><text:span text:style-name="T155">men</text:span></text:span><text:span text:style-name="Strong_20_Emphasis"><text:span text:style-name="T156">u</text:span></text:span><text:span text:style-name="Strong_20_Emphasis"><text:span text:style-name="T110"> </text:span></text:span><text:span text:style-name="Strong_20_Emphasis"><text:span text:style-name="T111">e</text:span></text:span><text:span text:style-name="Strong_20_Emphasis"><text:span text:style-name="T96">n </text:span></text:span><text:span text:style-name="Strong_20_Emphasis"><text:span text:style-name="T112">k</text:span></text:span><text:span text:style-name="Strong_20_Emphasis"><text:span text:style-name="T96">lik op het pictogram van</text:span></text:span><text:span text:style-name="Strong_20_Emphasis"><text:span text:style-name="T138"> </text:span></text:span><text:span text:style-name="Strong_20_Emphasis"><text:span text:style-name="T173">Installatiem</text:span></text:span><text:span text:style-name="Strong_20_Emphasis"><text:span text:style-name="T174">enu</text:span></text:span><text:span text:style-name="Strong_20_Emphasis"><text:span text:style-name="T106">.</text:span></text:span></text:p>
          </table:table-cell>
        </table:table-row>
        <table:table-row table:style-name="TableLine94457633118208">
          <table:table-cell table:style-name="_31_._5f_Installatie_5f_voorbereiden.A1" office:value-type="string">
            <text:p text:style-name="P60"><text:span text:style-name="Strong_20_Emphasis"><text:span text:style-name="T9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3">K</text:span></text:span><text:span text:style-name="Strong_20_Emphasis"><text:span text:style-name="T114">ie</text:span></text:span><text:span text:style-name="Strong_20_Emphasis"><text:span text:style-name="T115">s</text:span></text:span><text:span text:style-name="Strong_20_Emphasis"><text:span text:style-name="T103"> </text:span></text:span><text:span text:style-name="Strong_20_Emphasis"><text:span text:style-name="T175">1</text:span></text:span><text:span text:style-name="Strong_20_Emphasis"><text:span text:style-name="T176"> </text:span></text:span><text:span text:style-name="Strong_20_Emphasis"><text:span text:style-name="T177">In</text:span></text:span><text:span text:style-name="Strong_20_Emphasis"><text:span text:style-name="T164">stallatie voorbereiden</text:span></text:span><text:span text:style-name="Strong_20_Emphasis"><text:span text:style-name="T116"> </text:span></text:span><text:span text:style-name="Strong_20_Emphasis"><text:span text:style-name="T102">en volg </text:span></text:span><text:span text:style-name="Strong_20_Emphasis"><text:span text:style-name="T103">de aanwijzingen op het scherm.</text:span></text:span></text:p>
          </table:table-cell>
        </table:table-row>
      </table:table>
      <text:p text:style-name="P13"/>
      <text:list xml:id="list83309293371109" text:continue-numbering="true" text:style-name="L1">
        <text:list-item>
          <text:p text:style-name="P85"><text:bookmark-start text:name="__RefNumPara__4009_1271708128"/><text:span text:style-name="Strong_20_Emphasis"><text:span text:style-name="T325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57633095936">
          <table:table-cell table:style-name="_32_._5f_Installatie_5f_uitvoeren.A1" office:value-type="string">
            <text:p text:style-name="P50"><text:span text:style-name="Strong_20_Emphasis"><text:span text:style-name="T95"><text:s/></text:span></text:span><text:span text:style-name="Strong_20_Emphasis"><text:span text:style-name="T137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9">Start de computer op vanaf </text:span><text:span text:style-name="T261">een </text:span><text:span text:style-name="T261"><text:reference-ref text:reference-format="text" text:ref-name="Distributie">Ubuntu</text:reference-ref></text:span><text:span text:style-name="T261"><text:s/></text:span><text:span text:style-name="T9"><text:reference-ref text:reference-format="text" text:ref-name="Versie">22.04</text:reference-ref></text:span><text:span text:style-name="T195"><text:s/></text:span><text:span text:style-name="T195"><text:reference-ref text:reference-format="text" text:ref-name="Editie">Desktop</text:reference-ref></text:span><text:span text:style-name="T195"><text:s/>Live</text:span><text:span text:style-name="T195"><text:note text:id="ftn5" text:note-class="footnote"><text:note-citation>1</text:note-citation><text:note-body><text:p text:style-name="P66"><text:span text:style-name="T313">Vanaf ee</text:span>n Live <text:span text:style-name="T317">USB-stick </text:span><text:span text:style-name="T343">(</text:span><text:span text:style-name="T317">of </text:span><text:span text:style-name="T344">cd/dvd</text:span><text:span text:style-name="T343">)</text:span><text:span text:style-name="T3"> </text:span>kunt <text:span text:style-name="T313">u opstarten en</text:span> met <text:reference-ref text:reference-format="text" text:ref-name="Distributie">Ubuntu</text:reference-ref><text:s/>werken zonder deze te installeren.</text:p></text:note-body></text:note></text:span><text:span text:style-name="T195"> </text:span><text:span text:style-name="T196">USB-stick</text:span><text:span text:style-name="T196"><text:note text:id="ftn6" text:note-class="footnote"><text:note-citation>2</text:note-citation><text:note-body><text:p text:style-name="P80"><text:span text:style-name="Strong_20_Emphasis"><text:span text:style-name="T18">Download </text:span></text:span><text:span text:style-name="Strong_20_Emphasis"><text:span text:style-name="T14">een </text:span></text:span><text:span text:style-name="Strong_20_Emphasis"><text:span text:style-name="T21">Desktop </text:span></text:span><text:span text:style-name="Strong_20_Emphasis"><text:span text:style-name="T38">CD</text:span></text:span><text:span text:style-name="Strong_20_Emphasis"><text:span text:style-name="T17"> vanaf </text:span></text:span><text:a xlink:type="simple" xlink:href="https://nl.releases.ubuntu.com/" text:style-name="Internet_20_link" text:visited-style-name="Visited_20_Internet_20_Link"><text:span text:style-name="Strong_20_Emphasis"><text:span text:style-name="T315">nl.releases.ubuntu.com</text:span></text:span></text:a><text:span text:style-name="Strong_20_Emphasis"><text:span text:style-name="T17">, </text:span></text:span><text:span text:style-name="Strong_20_Emphasis"><text:span text:style-name="T35">klik op</text:span></text:span><text:span text:style-name="Strong_20_Emphasis"><text:span text:style-name="T27">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27">, </text:span></text:span><text:span text:style-name="Strong_20_Emphasis"><text:span text:style-name="T34">en </text:span></text:span><text:span text:style-name="Strong_20_Emphasis"><text:span text:style-name="T35">klik </text:span></text:span><text:span text:style-name="Strong_20_Emphasis"><text:span text:style-name="T34">vervolgens </text:span></text:span><text:span text:style-name="Strong_20_Emphasis"><text:span text:style-name="T36">achter</text:span></text:span><text:span text:style-name="Strong_20_Emphasis"><text:span text:style-name="T34"> </text:span></text:span><text:span text:style-name="Strong_20_Emphasis"><text:span text:style-name="T46">Desktop image</text:span></text:span><text:span text:style-name="Strong_20_Emphasis"><text:span text:style-name="T34"> </text:span></text:span><text:span text:style-name="Strong_20_Emphasis"><text:span text:style-name="T36">op </text:span></text:span><text:span text:style-name="Strong_20_Emphasis"><text:span text:style-name="T186">64-bit PC (AMD64) desktop image</text:span></text:span><text:span text:style-name="Strong_20_Emphasis"><text:span text:style-name="T202">.</text:span></text:span><text:span text:style-name="Strong_20_Emphasis"><text:span text:style-name="T34"><text:line-break/></text:span></text:span><text:span text:style-name="Strong_20_Emphasis"><text:span text:style-name="T35">P</text:span></text:span><text:span text:style-name="Strong_20_Emphasis"><text:span text:style-name="T18">laats </text:span></text:span><text:span text:style-name="Strong_20_Emphasis"><text:span text:style-name="T14">een USB-stick </text:span></text:span><text:span text:style-name="Strong_20_Emphasis"><text:span text:style-name="T39">va</text:span></text:span><text:span text:style-name="Strong_20_Emphasis"><text:span text:style-name="T25">n </text:span></text:span><text:span text:style-name="Strong_20_Emphasis"><text:span text:style-name="T13">min</text:span></text:span><text:span text:style-name="Strong_20_Emphasis"><text:span text:style-name="T26">imaal</text:span></text:span><text:span text:style-name="Strong_20_Emphasis"><text:span text:style-name="T13"> </text:span></text:span><text:span text:style-name="Strong_20_Emphasis"><text:span text:style-name="T19">4</text:span></text:span><text:span text:style-name="Strong_20_Emphasis"><text:span text:style-name="T13"> GB. <text:line-break/></text:span></text:span><text:span text:style-name="Strong_20_Emphasis"><text:span text:style-name="T37">Zoek</text:span></text:span><text:span text:style-name="Strong_20_Emphasis"><text:span text:style-name="T13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3"> en klik op het pictogram van</text:span></text:span><text:span text:style-name="Strong_20_Emphasis"><text:span text:style-name="T15"> </text:span></text:span><text:span text:style-name="Strong_20_Emphasis"><text:span text:style-name="T40">Schijven</text:span></text:span><text:span text:style-name="Strong_20_Emphasis"><text:span text:style-name="T22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2"> </text:span></text:span><text:span text:style-name="Strong_20_Emphasis"><text:span text:style-name="T45">⋮</text:span></text:span><text:span text:style-name="Strong_20_Emphasis"><text:span text:style-name="T22"> (icoontje met de drie puntjes).</text:span></text:span></text:p><text:p text:style-name="P74"><text:span text:style-name="Strong_20_Emphasis"><text:span text:style-name="T22"><text:tab/>Kies </text:span></text:span><text:span text:style-name="Strong_20_Emphasis"><text:span text:style-name="T45">Schijfkopie terugzetten</text:span></text:span><text:span text:style-name="Strong_20_Emphasis"><text:span text:style-name="T22"> en selecteer </text:span></text:span><text:span text:style-name="Strong_20_Emphasis"><text:span text:style-name="T30">het net</text:span></text:span><text:span text:style-name="Strong_20_Emphasis"><text:span text:style-name="T28"> gedownloade </text:span></text:span><text:span text:style-name="T6">CD-beeldbestand </text:span><text:span text:style-name="T7">(.iso)</text:span><text:span text:style-name="Strong_20_Emphasis"><text:span text:style-name="T28">.</text:span></text:span></text:p><text:p text:style-name="P78"><text:span text:style-name="Strong_20_Emphasis"><text:span text:style-name="T22"><text:tab/>Klik op </text:span></text:span><text:span text:style-name="Strong_20_Emphasis"><text:span text:style-name="T45">Terugzetten starten</text:span></text:span><text:span text:style-name="Strong_20_Emphasis"><text:span text:style-name="T22"> en vervolgens op </text:span></text:span><text:span text:style-name="Strong_20_Emphasis"><text:span text:style-name="T45">Terugzetten</text:span></text:span><text:span text:style-name="Strong_20_Emphasis"><text:span text:style-name="T20">.<text:line-break/></text:span></text:span><text:span text:style-name="Strong_20_Emphasis"><text:span text:style-name="T32">O</text:span></text:span><text:span text:style-name="Strong_20_Emphasis"><text:span text:style-name="T14">f </text:span></text:span><text:span text:style-name="Strong_20_Emphasis"><text:span text:style-name="T16">gebruik </text:span></text:span><text:span text:style-name="Strong_20_Emphasis"><text:span text:style-name="T10">het programma </text:span></text:span><text:span text:style-name="Strong_20_Emphasis"><text:span text:style-name="T200">Etche</text:span></text:span><text:span text:style-name="Strong_20_Emphasis"><text:span text:style-name="T201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314">etcher.io</text:span></text:span></text:a><text:span text:style-name="Strong_20_Emphasis"><text:span text:style-name="T11">) </text:span></text:span><text:span text:style-name="Strong_20_Emphasis"><text:span text:style-name="T33">dat </text:span></text:span><text:span text:style-name="Strong_20_Emphasis"><text:span text:style-name="T14">beschikbaar </text:span></text:span><text:span text:style-name="Strong_20_Emphasis"><text:span text:style-name="T33">is </text:span></text:span><text:span text:style-name="Strong_20_Emphasis"><text:span text:style-name="T14">voor </text:span></text:span><text:span text:style-name="Strong_20_Emphasis"><text:span text:style-name="T22">Windows, </text:span></text:span><text:span text:style-name="Strong_20_Emphasis"><text:span text:style-name="T29">mac</text:span></text:span><text:span text:style-name="Strong_20_Emphasis"><text:span text:style-name="T23">OS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4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195">.</text:span></text:p>
            <text:p text:style-name="P43"><text:span text:style-name="T183">Opstartmenu/</text:span><text:span text:style-name="T184">boot menu</text:span><text:span text:style-name="T183"> </text:span><text:span text:style-name="T182">via </text:span><text:span text:style-name="Definition"><text:span text:style-name="T341">opstartmenu</text:span></text:span><text:span text:style-name="T182">, </text:span><text:span text:style-name="T183">instellingen/</text:span><text:span text:style-name="T184">setup</text:span><text:span text:style-name="T182"> via </text:span><text:span text:style-name="Definition"><text:span text:style-name="T336">instellingen</text:span></text:span><text:span text:style-name="T182">.</text:span></text:p>
          </table:table-cell>
        </table:table-row>
        <table:table-row table:style-name="TableLine94457633238880">
          <table:table-cell table:style-name="_32_._5f_Installatie_5f_uitvoeren.A1" office:value-type="string">
            <text:p text:style-name="P50"><text:span text:style-name="Strong_20_Emphasis"><text:span text:style-name="T95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39">Kies</text:span></text:span><text:span text:style-name="Strong_20_Emphasis"><text:span text:style-name="T57"> </text:span></text:span><text:span text:style-name="Strong_20_Emphasis"><text:span text:style-name="T140">als</text:span></text:span><text:span text:style-name="Strong_20_Emphasis"><text:span text:style-name="T58"> </text:span></text:span><text:span text:style-name="Strong_20_Emphasis"><text:span text:style-name="T59">mogelijk</text:span></text:span><text:span text:style-name="Strong_20_Emphasis"><text:span text:style-name="T57"> </text:span></text:span><text:span text:style-name="Strong_20_Emphasis"><text:span text:style-name="T60">met pijltjes-toetsen</text:span></text:span><text:span text:style-name="Strong_20_Emphasis"><text:span text:style-name="T61"> </text:span></text:span><text:span text:style-name="Strong_20_Emphasis"><text:span text:style-name="T162">Nederlands</text:span></text:span><text:span text:style-name="Strong_20_Emphasis"><text:span text:style-name="T62"> </text:span></text:span><text:span text:style-name="Strong_20_Emphasis"><text:span text:style-name="T60">en druk op </text:span></text:span><text:span text:style-name="Strong_20_Emphasis"><text:span text:style-name="T63">de </text:span></text:span><text:span text:style-name="Strong_20_Emphasis"><text:span text:style-name="T64">Enter</text:span></text:span><text:span text:style-name="Strong_20_Emphasis"><text:span text:style-name="T63">-toets.</text:span></text:span></text:p>
          </table:table-cell>
        </table:table-row>
        <table:table-row table:style-name="TableLine94457633127760">
          <table:table-cell table:style-name="_32_._5f_Installatie_5f_uitvoeren.A1" office:value-type="string">
            <text:p text:style-name="P50"><text:span text:style-name="Strong_20_Emphasis"><text:span text:style-name="T335"/></text:span></text:p>
          </table:table-cell>
          <table:table-cell table:style-name="_32_._5f_Installatie_5f_uitvoeren.A1" office:value-type="string">
            <text:p text:style-name="P17"><text:span text:style-name="T252">Kies </text:span><text:span text:style-name="T251">Ubuntu installeren </text:span><text:span text:style-name="Strong_20_Emphasis"><text:span text:style-name="T140">en druk op </text:span></text:span><text:span text:style-name="Strong_20_Emphasis"><text:span text:style-name="T141">de </text:span></text:span><text:span text:style-name="Strong_20_Emphasis"><text:span text:style-name="T142">Enter</text:span></text:span><text:span text:style-name="Strong_20_Emphasis"><text:span text:style-name="T141">-toets</text:span></text:span><text:span text:style-name="T252">.</text:span></text:p>
          </table:table-cell>
        </table:table-row>
        <table:table-row table:style-name="TableLine94457633350704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5763335099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90">V</text:span></text:span><text:span text:style-name="Strong_20_Emphasis"><text:span text:style-name="T84">olg de aanwijzingen </text:span></text:span><text:span text:style-name="Strong_20_Emphasis"><text:span text:style-name="T91">op de schermen</text:span></text:span><text:span text:style-name="Strong_20_Emphasis"><text:span text:style-name="T152">.</text:span></text:span></text:p>
          </table:table-cell>
        </table:table-row>
        <table:table-row table:style-name="TableLine94457633351280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57633351568">
          <table:table-cell table:style-name="_32_._5f_Installatie_5f_uitvoeren.A1" office:value-type="string">
            <text:p text:style-name="P77"><text:span text:style-name="Strong_20_Emphasis"><text:span text:style-name="T335"><text:s/></text:span></text:span><text:span text:style-name="Strong_20_Emphasis"><text:span text:style-name="T95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65">Als </text:span></text:span><text:span text:style-name="Strong_20_Emphasis"><text:span text:style-name="T66">het </text:span></text:span><text:span text:style-name="Strong_20_Emphasis"><text:span text:style-name="T67">het scherm </text:span></text:span><text:span text:style-name="Strong_20_Emphasis"><text:span text:style-name="T169">Draadloos</text:span></text:span><text:span text:style-name="Strong_20_Emphasis"><text:span text:style-name="T67"> </text:span></text:span><text:span text:style-name="Strong_20_Emphasis"><text:span text:style-name="T66">verschijnt, </text:span></text:span><text:span text:style-name="Strong_20_Emphasis"><text:span text:style-name="T68">kies</text:span></text:span><text:span text:style-name="Strong_20_Emphasis"><text:span text:style-name="T67"> </text:span></text:span><text:span text:style-name="Strong_20_Emphasis"><text:span text:style-name="T92">het</text:span></text:span><text:span text:style-name="Strong_20_Emphasis"><text:span text:style-name="T68"> draadloos netwerk, maak </text:span></text:span><text:span text:style-name="Strong_20_Emphasis"><text:span text:style-name="T56">verbinding, </text:span></text:span><text:span text:style-name="Strong_20_Emphasis"><text:span text:style-name="T69">en klik</text:span></text:span><text:span text:style-name="Strong_20_Emphasis"><text:span text:style-name="T56"> </text:span></text:span><text:span text:style-name="Strong_20_Emphasis"><text:span text:style-name="T70">op </text:span></text:span><text:span text:style-name="Strong_20_Emphasis"><text:span text:style-name="T165">Verder</text:span></text:span><text:span text:style-name="Strong_20_Emphasis"><text:span text:style-name="T56">.</text:span></text:span></text:p>
          </table:table-cell>
        </table:table-row>
        <table:table-row table:style-name="TableLine9445763335185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457633352144">
          <table:table-cell table:style-name="_32_._5f_Installatie_5f_uitvoeren.A1" office:value-type="string">
            <text:p text:style-name="P50"><text:span text:style-name="Strong_20_Emphasis"><text:span text:style-name="T335"><text:s/></text:span></text:span><text:span text:style-name="T95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71">O</text:span></text:span><text:span text:style-name="Strong_20_Emphasis"><text:span text:style-name="T72">p het scherm </text:span></text:span><text:span text:style-name="Strong_20_Emphasis"><text:span text:style-name="T170">Installatietype</text:span></text:span><text:span text:style-name="Strong_20_Emphasis"><text:span text:style-name="T145"> </text:span></text:span><text:span text:style-name="Strong_20_Emphasis"><text:span text:style-name="T146">selecteer</text:span></text:span><text:span text:style-name="Strong_20_Emphasis"><text:span text:style-name="T147"> </text:span></text:span><text:span text:style-name="Strong_20_Emphasis"><text:span text:style-name="T263">het gewenste </text:span></text:span><text:span text:style-name="Strong_20_Emphasis"><text:span text:style-name="T278">Installatie type</text:span></text:span><text:span text:style-name="Strong_20_Emphasis"><text:span text:style-name="T263">.</text:span></text:span></text:p>
          </table:table-cell>
        </table:table-row>
        <table:table-row table:style-name="TableLine9445763335243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64">K</text:span></text:span><text:span text:style-name="Strong_20_Emphasis"><text:span text:style-name="T73">lik </text:span></text:span><text:span text:style-name="Strong_20_Emphasis"><text:span text:style-name="T74">op</text:span></text:span><text:span text:style-name="Strong_20_Emphasis"><text:span text:style-name="T73"> </text:span></text:span><text:span text:style-name="Strong_20_Emphasis"><text:span text:style-name="T167">I</text:span></text:span><text:span text:style-name="Strong_20_Emphasis"><text:span text:style-name="T168">nstalle</text:span></text:span><text:span text:style-name="Strong_20_Emphasis"><text:span text:style-name="T167">e</text:span></text:span><text:span text:style-name="Strong_20_Emphasis"><text:span text:style-name="T168">r </text:span></text:span><text:span text:style-name="Strong_20_Emphasis"><text:span text:style-name="T167">nu</text:span></text:span><text:span text:style-name="Strong_20_Emphasis"><text:span text:style-name="T73">, </text:span></text:span><text:span text:style-name="Strong_20_Emphasis"><text:span text:style-name="T87">of klik op </text:span></text:span><text:span text:style-name="Strong_20_Emphasis"><text:span text:style-name="T163">Verder</text:span></text:span><text:span text:style-name="Strong_20_Emphasis"><text:span text:style-name="T87"> en </text:span></text:span><text:span text:style-name="Strong_20_Emphasis"><text:span text:style-name="T143">c</text:span></text:span><text:span text:style-name="Strong_20_Emphasis"><text:span text:style-name="T75">ontroleer de </text:span></text:span><text:span text:style-name="Strong_20_Emphasis"><text:span text:style-name="T76">voorgestelde </text:span></text:span><text:span text:style-name="Strong_20_Emphasis"><text:span text:style-name="T75">schijfindelin</text:span></text:span><text:span text:style-name="Strong_20_Emphasis"><text:span text:style-name="T77">g,</text:span></text:span><text:span text:style-name="Strong_20_Emphasis"><text:span text:style-name="T75"> </text:span></text:span><text:span text:style-name="Strong_20_Emphasis"><text:span text:style-name="T78">kies de gewenste schijf, </text:span></text:span><text:span text:style-name="Strong_20_Emphasis"><text:span text:style-name="T77">en </text:span></text:span><text:span text:style-name="Strong_20_Emphasis"><text:span text:style-name="T150">k</text:span></text:span><text:span text:style-name="Strong_20_Emphasis"><text:span text:style-name="T151">lik op </text:span></text:span><text:span text:style-name="Strong_20_Emphasis"><text:span text:style-name="T167">I</text:span></text:span><text:span text:style-name="Strong_20_Emphasis"><text:span text:style-name="T168">nstalle</text:span></text:span><text:span text:style-name="Strong_20_Emphasis"><text:span text:style-name="T167">e</text:span></text:span><text:span text:style-name="Strong_20_Emphasis"><text:span text:style-name="T168">r </text:span></text:span><text:span text:style-name="Strong_20_Emphasis"><text:span text:style-name="T167">nu</text:span></text:span><text:span text:style-name="Strong_20_Emphasis"><text:span text:style-name="T151">.</text:span></text:span></text:p>
          </table:table-cell>
        </table:table-row>
        <table:table-row table:style-name="TableLine94457633352720">
          <table:table-cell table:style-name="_32_._5f_Installatie_5f_uitvoeren.A1" office:value-type="string">
            <text:p text:style-name="P61"><text:span text:style-name="Strong_20_Emphasis"><text:span text:style-name="T335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71">O</text:span></text:span><text:span text:style-name="Strong_20_Emphasis"><text:span text:style-name="T72">p het scherm </text:span></text:span><text:span text:style-name="Strong_20_Emphasis"><text:span text:style-name="T170">Wilt u deze aanpassingen wegschrijven naar de schijven? </text:span></text:span><text:span text:style-name="Strong_20_Emphasis"><text:span text:style-name="T79">controleer de </text:span></text:span><text:span text:style-name="Strong_20_Emphasis"><text:span text:style-name="T80">partities</text:span></text:span><text:span text:style-name="Strong_20_Emphasis"><text:span text:style-name="T79"> </text:span></text:span><text:span text:style-name="Strong_20_Emphasis"><text:span text:style-name="T81">die </text:span></text:span><text:span text:style-name="Strong_20_Emphasis"><text:span text:style-name="T82">geformatteerd</text:span></text:span><text:span text:style-name="Strong_20_Emphasis"><text:span text:style-name="T81"> worden </text:span></text:span><text:span text:style-name="Strong_20_Emphasis"><text:span text:style-name="T79">en </text:span></text:span><text:span text:style-name="Strong_20_Emphasis"><text:span text:style-name="T71">klik </text:span></text:span><text:span text:style-name="Strong_20_Emphasis"><text:span text:style-name="T73">op </text:span></text:span><text:span text:style-name="Strong_20_Emphasis"><text:span text:style-name="T166">Verder</text:span></text:span><text:span text:style-name="Strong_20_Emphasis"><text:span text:style-name="T73">.</text:span></text:span></text:p>
          </table:table-cell>
        </table:table-row>
        <table:table-row table:style-name="TableLine9445763335300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457633353296">
          <table:table-cell table:style-name="_32_._5f_Installatie_5f_uitvoeren.A1" office:value-type="string">
            <text:p text:style-name="P50"><text:span text:style-name="Strong_20_Emphasis"><text:span text:style-name="T335"><text:s/></text:span></text:span><text:span text:style-name="T95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65">O</text:span></text:span><text:span text:style-name="Strong_20_Emphasis"><text:span text:style-name="T266">p </text:span></text:span><text:span text:style-name="Strong_20_Emphasis"><text:span text:style-name="T267">het </text:span></text:span><text:span text:style-name="Strong_20_Emphasis"><text:span text:style-name="T268">scherm </text:span></text:span><text:span text:style-name="Strong_20_Emphasis"><text:span text:style-name="T279">Waar bevindt u zich?</text:span></text:span><text:span text:style-name="Strong_20_Emphasis"><text:span text:style-name="T268"> </text:span></text:span><text:span text:style-name="Strong_20_Emphasis"><text:span text:style-name="T269">controleer </text:span></text:span><text:span text:style-name="Strong_20_Emphasis"><text:span text:style-name="T270">de </text:span></text:span><text:span text:style-name="Strong_20_Emphasis"><text:span text:style-name="T269">locatie en </text:span></text:span><text:span text:style-name="Strong_20_Emphasis"><text:span text:style-name="T265">klik </text:span></text:span><text:span text:style-name="Strong_20_Emphasis"><text:span text:style-name="T268">op </text:span></text:span><text:span text:style-name="Strong_20_Emphasis"><text:span text:style-name="T279">Verder</text:span></text:span><text:span text:style-name="Strong_20_Emphasis"><text:span text:style-name="T268">.</text:span></text:span></text:p>
          </table:table-cell>
        </table:table-row>
        <table:table-row table:style-name="TableLine94457633353584">
          <table:table-cell table:style-name="_32_._5f_Installatie_5f_uitvoeren.A1" office:value-type="string">
            <text:p text:style-name="P50"><text:span text:style-name="Strong_20_Emphasis"><text:span text:style-name="T335"/></text:span></text:p>
          </table:table-cell>
          <table:table-cell table:style-name="_32_._5f_Installatie_5f_uitvoeren.A1" office:value-type="string">
            <text:p text:style-name="P7"><text:span text:style-name="T280">Op </text:span><text:span text:style-name="T281">het </text:span><text:span text:style-name="T279">scherm </text:span><text:span text:style-name="Strong_20_Emphasis"><text:span text:style-name="T279">Wie bent u?</text:span></text:span><text:span text:style-name="T279"> </text:span><text:span text:style-name="T280">vul </text:span><text:span text:style-name="T282">in </text:span><text:span text:style-name="Strong_20_Emphasis"><text:span text:style-name="T283">Uw n</text:span></text:span><text:span text:style-name="Strong_20_Emphasis"><text:span text:style-name="T284">aam</text:span></text:span><text:span text:style-name="Strong_20_Emphasis"><text:span text:style-name="T271"> </text:span></text:span><text:span text:style-name="Definition"><text:span text:style-name="T337">gebruiker</text:span></text:span><text:span text:style-name="Strong_20_Emphasis"><text:span text:style-name="T272">, <text:line-break/></text:span></text:span><text:span text:style-name="Strong_20_Emphasis"><text:span text:style-name="T284">Naam </text:span></text:span><text:span text:style-name="Strong_20_Emphasis"><text:span text:style-name="T283">van uw </text:span></text:span><text:span text:style-name="Strong_20_Emphasis"><text:span text:style-name="T285">computer</text:span></text:span><text:span text:style-name="Definition"><text:span text:style-name="T333"> </text:span></text:span><text:span text:style-name="Definition"><text:span text:style-name="T337">computernaam</text:span></text:span><text:span text:style-name="Strong_20_Emphasis"><text:span text:style-name="T271">,<text:line-break/></text:span></text:span><text:span text:style-name="Strong_20_Emphasis"><text:span text:style-name="T283">Kies een g</text:span></text:span><text:span text:style-name="Strong_20_Emphasis"><text:span text:style-name="T285">ebruikersnaam</text:span></text:span><text:span text:style-name="Strong_20_Emphasis"><text:span text:style-name="T271"> </text:span></text:span><text:span text:style-name="Definition"><text:span text:style-name="T337">gebruikersnaam</text:span></text:span><text:span text:style-name="Strong_20_Emphasis"><text:span text:style-name="T271">,<text:line-break/></text:span></text:span><text:span text:style-name="Strong_20_Emphasis"><text:span text:style-name="T273">g</text:span></text:span><text:span text:style-name="Strong_20_Emphasis"><text:span text:style-name="T262">eef tweemaal een </text:span></text:span><text:span text:style-name="Strong_20_Emphasis"><text:span text:style-name="T277">wachtwoord</text:span></text:span><text:span text:style-name="Strong_20_Emphasis"><text:span text:style-name="T262">,</text:span></text:span><text:span text:style-name="Strong_20_Emphasis"><text:span text:style-name="T274"> </text:span></text:span><text:span text:style-name="Strong_20_Emphasis"><text:span text:style-name="T275">en</text:span></text:span><text:span text:style-name="Strong_20_Emphasis"><text:span text:style-name="T274"> </text:span></text:span><text:span text:style-name="Strong_20_Emphasis"><text:span text:style-name="T276">k</text:span></text:span><text:span text:style-name="Strong_20_Emphasis"><text:span text:style-name="T262">lik op </text:span></text:span><text:span text:style-name="Strong_20_Emphasis"><text:span text:style-name="T277">Verder</text:span></text:span><text:span text:style-name="Strong_20_Emphasis"><text:span text:style-name="T262">.</text:span></text:span></text:p>
          </table:table-cell>
        </table:table-row>
      </table:table>
      <text:p text:style-name="P42"><text:span text:style-name="Strong_20_Emphasis"><text:span text:style-name="T148"/></text:span></text:p>
      <text:list xml:id="list83309732601844" text:continue-numbering="true" text:style-name="L1">
        <text:list-item>
          <text:p text:style-name="P82"><text:span text:style-name="Strong_20_Emphasis"><text:span text:style-name="T171">Installatie </text:span></text:span><text:span text:style-name="Strong_20_Emphasis"><text:span text:style-name="T172">afronden</text:span></text:span></text:p>
        </text:list-item>
      </text:list>
      <text:p text:style-name="P46"><text:span text:style-name="Strong_20_Emphasis"><text:span text:style-name="T8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57633302176">
          <table:table-cell table:style-name="_33_._5f_Installatie_5f_afronden.A1" office:value-type="string">
            <text:p text:style-name="P51"><text:span text:style-name="Strong_20_Emphasis"><text:span text:style-name="T95"><text:s/></text:span></text:span><text:span text:style-name="Strong_20_Emphasis"><text:span text:style-name="T137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83">Aanmelden als </text:span></text:span><text:span text:style-name="Definition"><text:span text:style-name="T330">gebruiker</text:span></text:span><text:span text:style-name="Strong_20_Emphasis"><text:span text:style-name="T83">.</text:span></text:span></text:p>
          </table:table-cell>
        </table:table-row>
        <table:table-row table:style-name="TableLine9445763332675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49"/></text:span></text:p>
          </table:table-cell>
        </table:table-row>
        <table:table-row table:style-name="TableLine94457633433376">
          <table:table-cell table:style-name="_33_._5f_Installatie_5f_afronden.A1" office:value-type="string">
            <text:p text:style-name="P50"><text:span text:style-name="Strong_20_Emphasis"><text:span text:style-name="T95"><text:s/></text:span></text:span><text:span text:style-name="Strong_20_Emphasis"><text:span text:style-name="T137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95">Installeer </text:span></text:span><text:span text:style-name="Strong_20_Emphasis"><text:span text:style-name="T134">pakket kz</text:span></text:span><text:span text:style-name="Strong_20_Emphasis"><text:span text:style-name="T134"><text:note text:id="ftn7" text:note-class="footnote"><text:note-citation>1</text:note-citation><text:note-body><text:p text:style-name="P75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16">karelzimmer.nl</text:span></text:span></text:a><text:span text:style-name="Strong_20_Emphasis"><text:span text:style-name="T31">) </text:span></text:span>voor het installeren en beheren van Ubuntu.</text:p></text:note-body></text:note></text:span></text:span><text:span text:style-name="Strong_20_Emphasis"><text:span text:style-name="T96"> </text:span></text:span><text:span text:style-name="Strong_20_Emphasis"><text:span text:style-name="T135">via </text:span></text:span><text:span text:style-name="Strong_20_Emphasis"><text:span text:style-name="T104">een </text:span></text:span><text:span text:style-name="Strong_20_Emphasis"><text:span text:style-name="T119">druk</text:span></text:span><text:span text:style-name="Strong_20_Emphasis"><text:span text:style-name="T104"> op</text:span></text:span><text:span text:style-name="Strong_20_Emphasis"><text:span text:style-name="T120"> de </text:span></text:span><text:span text:style-name="Strong_20_Emphasis"><text:span text:style-name="T107">Super</text:span></text:span><text:span text:style-name="Strong_20_Emphasis"><text:span text:style-name="T120">-toets</text:span></text:span><text:span text:style-name="Strong_20_Emphasis"><text:span text:style-name="T110"><text:note text:id="ftn8" text:note-class="footnote"><text:note-citation>2</text:note-citation><text:note-body><text:p text:style-name="P41"><text:span text:style-name="T216">De </text:span><text:span text:style-name="T217">Super</text:span><text:span text:style-name="T216">-toets is de Windows</text:span><text:span text:style-name="T218">-</text:span><text:span text:style-name="T219">toets</text:span><text:span text:style-name="T216">, </text:span><text:span text:style-name="T218">C</text:span><text:span text:style-name="T216">ommand-</text:span><text:span text:style-name="T219">toets</text:span><text:span text:style-name="T216">, of </text:span><text:span text:style-name="T218">V</text:span><text:span text:style-name="T216">ergrootglas-toets.</text:span></text:p></text:note-body></text:note></text:span></text:span><text:span text:style-name="Strong_20_Emphasis"><text:span text:style-name="T104">, </text:span></text:span><text:span text:style-name="Strong_20_Emphasis"><text:span text:style-name="T117">t</text:span></text:span><text:span text:style-name="Strong_20_Emphasis"><text:span text:style-name="T109">yp </text:span></text:span><text:span text:style-name="Strong_20_Emphasis"><text:span text:style-name="T159">ter</text:span></text:span><text:span text:style-name="Strong_20_Emphasis"><text:span text:style-name="T160">m</text:span></text:span><text:span text:style-name="Strong_20_Emphasis"><text:span text:style-name="T98"> </text:span></text:span><text:span text:style-name="Strong_20_Emphasis"><text:span text:style-name="T118">e</text:span></text:span><text:span text:style-name="Strong_20_Emphasis"><text:span text:style-name="T96">n </text:span></text:span><text:span text:style-name="Strong_20_Emphasis"><text:span text:style-name="T112">k</text:span></text:span><text:span text:style-name="Strong_20_Emphasis"><text:span text:style-name="T96">lik op het pictogram van </text:span></text:span><text:span text:style-name="Strong_20_Emphasis"><text:span text:style-name="T161">Terminalvenster</text:span></text:span><text:span text:style-name="Strong_20_Emphasis"><text:span text:style-name="T98">.</text:span></text:span></text:p>
          </table:table-cell>
        </table:table-row>
        <table:table-row table:style-name="TableLine94457633433664">
          <table:table-cell table:style-name="_33_._5f_Installatie_5f_afronden.A1" office:value-type="string">
            <text:p text:style-name="P52"><text:span text:style-name="Strong_20_Emphasis"><text:span text:style-name="T95"/></text:span></text:p>
          </table:table-cell>
          <table:table-cell table:style-name="_33_._5f_Installatie_5f_afronden.A1" office:value-type="string">
            <text:p text:style-name="P55"><text:span text:style-name="T338">Typ</text:span><text:span text:style-name="Strong_20_Emphasis"><text:span text:style-name="T99">, of </text:span></text:span><text:span text:style-name="Strong_20_Emphasis"><text:span text:style-name="T98">kopieer en plak, de</text:span></text:span><text:span text:style-name="Strong_20_Emphasis"><text:span text:style-name="T121">z</text:span></text:span><text:span text:style-name="Strong_20_Emphasis"><text:span text:style-name="T98">e </text:span></text:span><text:span text:style-name="Strong_20_Emphasis"><text:span text:style-name="T101">twee </text:span></text:span><text:span text:style-name="Strong_20_Emphasis"><text:span text:style-name="T98">opdrachten, ieder gevolgd door de </text:span></text:span><text:span text:style-name="Strong_20_Emphasis"><text:span text:style-name="T97">Enter</text:span></text:span><text:span text:style-name="Strong_20_Emphasis"><text:span text:style-name="T96">-toets:<text:line-break/></text:span></text:span><text:span text:style-name="User_20_Entry"><text:span text:style-name="T47">wget karelzimmer.nl/</text:span></text:span><text:span text:style-name="User_20_Entry"><text:span text:style-name="T48">kz</text:span></text:span><text:span text:style-name="User_20_Entry"><text:span text:style-name="T47"><text:line-break/>bash </text:span></text:span><text:span text:style-name="User_20_Entry"><text:span text:style-name="T48">kz</text:span></text:span></text:p>
          </table:table-cell>
        </table:table-row>
        <table:table-row table:style-name="TableLine94457633433952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35">V</text:span><text:span text:style-name="Strong_20_Emphasis"><text:span text:style-name="T102">olg </text:span></text:span><text:span text:style-name="Strong_20_Emphasis"><text:span text:style-name="T103">de aanwijzingen op het scherm.</text:span></text:span></text:p>
          </table:table-cell>
        </table:table-row>
        <table:table-row table:style-name="TableLine9445763343424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457633434528">
          <table:table-cell table:style-name="_33_._5f_Installatie_5f_afronden.A1" office:value-type="string">
            <text:p text:style-name="P51"><text:span text:style-name="Strong_20_Emphasis"><text:span text:style-name="T95"><text:s/></text:span></text:span><text:span text:style-name="Strong_20_Emphasis"><text:span text:style-name="T137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22">Rond de</text:span></text:span><text:span text:style-name="Strong_20_Emphasis"><text:span text:style-name="T123"> installatie </text:span></text:span><text:span text:style-name="Strong_20_Emphasis"><text:span text:style-name="T122">af</text:span></text:span><text:span text:style-name="Strong_20_Emphasis"><text:span text:style-name="T122"><text:note text:id="ftn9" text:note-class="footnote"><text:note-citation>3</text:note-citation><text:note-body><text:p text:style-name="Footnote">De installatie kan <text:span text:style-name="T345">ge</text:span>controle<text:span text:style-name="T345">e</text:span>r<text:span text:style-name="T345">d worden </text:span>op volledigheid met <text:span text:style-name="T346">bestand</text:span> <text:span text:style-name="T342">Persoonlijke map / kz / Apps</text:span>.</text:p></text:note-body></text:note></text:span></text:span><text:span text:style-name="Strong_20_Emphasis"><text:span text:style-name="T122"> </text:span></text:span><text:span text:style-name="Strong_20_Emphasis"><text:span text:style-name="T96">via </text:span></text:span><text:span text:style-name="Strong_20_Emphasis"><text:span text:style-name="T124">een</text:span></text:span><text:span text:style-name="Strong_20_Emphasis"><text:span text:style-name="T125"> druk</text:span></text:span><text:span text:style-name="Strong_20_Emphasis"><text:span text:style-name="T124"> op</text:span></text:span><text:span text:style-name="Strong_20_Emphasis"><text:span text:style-name="T120"> de </text:span></text:span><text:span text:style-name="Strong_20_Emphasis"><text:span text:style-name="T107">Super</text:span></text:span><text:span text:style-name="Strong_20_Emphasis"><text:span text:style-name="T120">-toets</text:span></text:span><text:span text:style-name="Strong_20_Emphasis"><text:span text:style-name="T54"><text:note-ref text:note-class="footnote" text:reference-format="text" text:ref-name="ftn8">2</text:note-ref></text:span></text:span><text:span text:style-name="Strong_20_Emphasis"><text:span text:style-name="T104">, </text:span></text:span><text:span text:style-name="Strong_20_Emphasis"><text:span text:style-name="T117">t</text:span></text:span><text:span text:style-name="Strong_20_Emphasis"><text:span text:style-name="T109">yp </text:span></text:span><text:span text:style-name="Strong_20_Emphasis"><text:span text:style-name="T157">men</text:span></text:span><text:span text:style-name="Strong_20_Emphasis"><text:span text:style-name="T156">u</text:span></text:span><text:span text:style-name="Strong_20_Emphasis"><text:span text:style-name="T110"> </text:span></text:span><text:span text:style-name="Strong_20_Emphasis"><text:span text:style-name="T118">e</text:span></text:span><text:span text:style-name="Strong_20_Emphasis"><text:span text:style-name="T96">n </text:span></text:span><text:span text:style-name="Strong_20_Emphasis"><text:span text:style-name="T112">k</text:span></text:span><text:span text:style-name="Strong_20_Emphasis"><text:span text:style-name="T96">lik op het pictogram van </text:span></text:span><text:span text:style-name="Strong_20_Emphasis"><text:span text:style-name="T173">Installatiem</text:span></text:span><text:span text:style-name="Strong_20_Emphasis"><text:span text:style-name="T174">enu</text:span></text:span><text:span text:style-name="Strong_20_Emphasis"><text:span text:style-name="T110">.</text:span></text:span></text:p>
          </table:table-cell>
        </table:table-row>
        <table:table-row table:style-name="TableLine94457633434816">
          <table:table-cell table:style-name="_33_._5f_Installatie_5f_afronden.A1" office:value-type="string">
            <text:p text:style-name="P51"><text:span text:style-name="Strong_20_Emphasis"><text:span text:style-name="T95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26">K</text:span></text:span><text:span text:style-name="Strong_20_Emphasis"><text:span text:style-name="T114">ie</text:span></text:span><text:span text:style-name="Strong_20_Emphasis"><text:span text:style-name="T115">s </text:span></text:span><text:span text:style-name="Strong_20_Emphasis"><text:span text:style-name="T178">3</text:span></text:span><text:span text:style-name="Strong_20_Emphasis"><text:span text:style-name="T153"> </text:span></text:span><text:span text:style-name="Strong_20_Emphasis"><text:span text:style-name="T179">Installatie</text:span></text:span><text:span text:style-name="Strong_20_Emphasis"><text:span text:style-name="T180"> </text:span></text:span><text:span text:style-name="Strong_20_Emphasis"><text:span text:style-name="T181">afronden</text:span></text:span><text:span text:style-name="Strong_20_Emphasis"><text:span text:style-name="T126"> </text:span></text:span><text:span text:style-name="Strong_20_Emphasis"><text:span text:style-name="T116">en </text:span></text:span><text:span text:style-name="Strong_20_Emphasis"><text:span text:style-name="T127">v</text:span></text:span><text:span text:style-name="Strong_20_Emphasis"><text:span text:style-name="T103">olg de aanwijzingen op het scherm.</text:span></text:span></text:p>
          </table:table-cell>
        </table:table-row>
      </table:table>
      <text:p text:style-name="P46"><text:span text:style-name="Strong_20_Emphasis"><text:span text:style-name="T83"><text:tab/></text:span></text:span></text:p>
      <text:p text:style-name="P47"><text:span text:style-name="Strong_20_Emphasis"><text:span text:style-name="T116"/></text:span></text:p>
      <text:p text:style-name="P48"><text:span text:style-name="Strong_20_Emphasis"><text:span text:style-name="T103"/></text:span></text:p>
      <text:list xml:id="list83309746360894" text:continue-numbering="true" text:style-name="L1">
        <text:list-item>
          <text:p text:style-name="P86"><text:span text:style-name="Strong_20_Emphasis"><text:span text:style-name="T325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457633435104">
          <table:table-cell table:style-name="Tabel2.A1" office:value-type="string">
            <text:p text:style-name="P56"><text:span text:style-name="Strong_20_Emphasis"><text:span text:style-name="T95"><text:s/></text:span></text:span><text:span text:style-name="Strong_20_Emphasis"><text:span text:style-name="T137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83">Aanmelden als </text:span></text:span><text:span text:style-name="Definition"><text:span text:style-name="T330">gebruiker</text:span></text:span><text:span text:style-name="Strong_20_Emphasis"><text:span text:style-name="T128"><text:note text:id="ftn10" text:note-class="footnote"><text:note-citation>1</text:note-citation><text:note-body><text:p text:style-name="P69"><text:span text:style-name="User_20_Entry"><text:span text:style-name="T197">E</text:span></text:span><text:span text:style-name="User_20_Entry"><text:span text:style-name="T198">ventuele extra </text:span></text:span><text:span text:style-name="User_20_Entry"><text:span text:style-name="T199">gebruiker</text:span></text:span><text:span text:style-name="User_20_Entry"><text:span text:style-name="T198">s aanmelden en dezelfde stappen uitvoeren.</text:span></text:span></text:p></text:note-body></text:note></text:span></text:span><text:span text:style-name="Strong_20_Emphasis"><text:span text:style-name="T83">.</text:span></text:span></text:p>
          </table:table-cell>
        </table:table-row>
        <table:table-row table:style-name="TableLine94457633381520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457633333552">
          <table:table-cell table:style-name="Tabel2.A1" office:value-type="string">
            <text:p text:style-name="P62"><text:span text:style-name="Strong_20_Emphasis"><text:span text:style-name="T95"><text:s/></text:span></text:span><text:span text:style-name="Strong_20_Emphasis"><text:span text:style-name="T137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29">R</text:span></text:span><text:span text:style-name="Strong_20_Emphasis"><text:span text:style-name="T130">icht </text:span></text:span><text:span text:style-name="Strong_20_Emphasis"><text:span text:style-name="T131">de </text:span></text:span><text:span text:style-name="Definition"><text:span text:style-name="T5">gebruiker</text:span></text:span><text:span text:style-name="Strong_20_Emphasis"><text:span text:style-name="T130"> </text:span></text:span><text:span text:style-name="Strong_20_Emphasis"><text:span text:style-name="T132">in </text:span></text:span><text:span text:style-name="Strong_20_Emphasis"><text:span text:style-name="T96">via </text:span></text:span><text:span text:style-name="Strong_20_Emphasis"><text:span text:style-name="T124">een</text:span></text:span><text:span text:style-name="Strong_20_Emphasis"><text:span text:style-name="T125"> druk</text:span></text:span><text:span text:style-name="Strong_20_Emphasis"><text:span text:style-name="T124"> op</text:span></text:span><text:span text:style-name="Strong_20_Emphasis"><text:span text:style-name="T120"> de </text:span></text:span><text:span text:style-name="Strong_20_Emphasis"><text:span text:style-name="T107">Super</text:span></text:span><text:span text:style-name="Strong_20_Emphasis"><text:span text:style-name="T120">-toets</text:span></text:span><text:span text:style-name="Strong_20_Emphasis"><text:span text:style-name="T54"><text:note text:id="ftn11" text:note-class="footnote"><text:note-citation>2</text:note-citation><text:note-body><text:p text:style-name="P67"><text:span text:style-name="T203">D</text:span>e <text:span text:style-name="T319">Super</text:span>-toets <text:span text:style-name="T203">is </text:span>de Windows<text:span text:style-name="T322">-</text:span><text:span text:style-name="T318">toets</text:span>, <text:span text:style-name="T322">C</text:span>ommand-<text:span text:style-name="T318">toets</text:span>, of <text:span text:style-name="T322">V</text:span>ergrootglas-toets.</text:p></text:note-body></text:note></text:span></text:span><text:span text:style-name="Strong_20_Emphasis"><text:span text:style-name="T104">, </text:span></text:span><text:span text:style-name="Strong_20_Emphasis"><text:span text:style-name="T117">t</text:span></text:span><text:span text:style-name="Strong_20_Emphasis"><text:span text:style-name="T109">yp </text:span></text:span><text:span text:style-name="Strong_20_Emphasis"><text:span text:style-name="T157">men</text:span></text:span><text:span text:style-name="Strong_20_Emphasis"><text:span text:style-name="T156">u</text:span></text:span><text:span text:style-name="Strong_20_Emphasis"><text:span text:style-name="T110"> </text:span></text:span><text:span text:style-name="Strong_20_Emphasis"><text:span text:style-name="T118">e</text:span></text:span><text:span text:style-name="Strong_20_Emphasis"><text:span text:style-name="T96">n </text:span></text:span><text:span text:style-name="Strong_20_Emphasis"><text:span text:style-name="T112">k</text:span></text:span><text:span text:style-name="Strong_20_Emphasis"><text:span text:style-name="T96">lik op het pictogram van </text:span></text:span><text:span text:style-name="Strong_20_Emphasis"><text:span text:style-name="T173">Installatiem</text:span></text:span><text:span text:style-name="Strong_20_Emphasis"><text:span text:style-name="T174">enu</text:span></text:span><text:span text:style-name="Strong_20_Emphasis"><text:span text:style-name="T110">.</text:span></text:span></text:p>
          </table:table-cell>
        </table:table-row>
        <table:table-row table:style-name="TableLine94457633470864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26">K</text:span></text:span><text:span text:style-name="Strong_20_Emphasis"><text:span text:style-name="T114">ie</text:span></text:span><text:span text:style-name="Strong_20_Emphasis"><text:span text:style-name="T115">s </text:span></text:span><text:span text:style-name="Strong_20_Emphasis"><text:span text:style-name="T178">4 </text:span></text:span><text:span text:style-name="Strong_20_Emphasis"><text:span text:style-name="T158">Gebruiker inrichten</text:span></text:span><text:span text:style-name="Strong_20_Emphasis"><text:span text:style-name="T126"> </text:span></text:span><text:span text:style-name="Strong_20_Emphasis"><text:span text:style-name="T116">en </text:span></text:span><text:span text:style-name="Strong_20_Emphasis"><text:span text:style-name="T127">v</text:span></text:span><text:span text:style-name="Strong_20_Emphasis"><text:span text:style-name="T103">olg de aanwijzingen op het scherm</text:span></text:span><text:span text:style-name="Strong_20_Emphasis"><text:span text:style-name="T154">.</text:span></text:span></text:p>
          </table:table-cell>
        </table:table-row>
      </table:table>
      <text:p text:style-name="P18"><text:span text:style-name="Strong_20_Emphasis"><text:span text:style-name="T133"/></text:span></text:p>
      <text:p text:style-name="P36"/>
      <text:p text:style-name="P36"/>
      <text:p text:style-name="P38"><text:span text:style-name="T211">E</text:span><text:span text:style-name="T212">inde c</text:span><text:span text:style-name="T213">hecklist, </text:span><text:span text:style-name="T214">d</text:span><text:span text:style-name="T213">e installatie van </text:span><text:span text:style-name="T213"><text:reference-ref text:reference-format="text" text:ref-name="Distributie">Ubuntu</text:reference-ref></text:span><text:span text:style-name="T213"><text:s/></text:span><text:span text:style-name="T215"><text:reference-ref text:reference-format="text" text:ref-name="Versie">22.04</text:reference-ref></text:span><text:span text:style-name="Strong_20_Emphasis"><text:span text:style-name="T236"><text:s/></text:span></text:span><text:span text:style-name="Strong_20_Emphasis"><text:span text:style-name="T237">LTS</text:span></text:span><text:span text:style-name="T53"> </text:span><text:span text:style-name="T213"><text:reference-ref text:reference-format="text" text:ref-name="Editie">Desktop</text:reference-ref></text:span><text:span text:style-name="T213"><text:s/>is voltooid.</text:span></text:p>
      <text:p text:style-name="P16"/>
      <text:p text:style-name="P6"><text:span text:style-name="T144">Geschreven</text:span><text:span text:style-name="T85"> door Karel Zimmer &lt;</text:span><text:a xlink:type="simple" xlink:href="mailto:info@karelzimmer.nl" text:style-name="Internet_20_link" text:visited-style-name="Visited_20_Internet_20_Link"><text:span text:style-name="T335">info@karelzimmer.nl</text:span></text:a><text:span text:style-name="T85">&gt;</text:span><text:span text:style-name="T8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06T08:33:08.321817037">06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06T08:33:08.025618110</dc:date>
    <meta:keyword>Installatie</meta:keyword>
    <meta:keyword>Checklist</meta:keyword>
    <meta:keyword>Linux</meta:keyword>
    <meta:editing-cycles>6509</meta:editing-cycles>
    <meta:editing-duration>P11DT12H39M54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14" meta:character-count="4950" meta:non-whitespace-character-count="4261"/>
    <meta:user-defined meta:name="Info 1"/>
    <meta:user-defined meta:name="Info 2"/>
    <meta:user-defined meta:name="Info 3"/>
    <meta:user-defined meta:name="Info 4"/>
  </office:meta>
</office:document-meta>
</file>